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rsid="000f3795" officeooo:paragraph-rsid="000f3795"/>
    </style:style>
    <style:style style:name="P3" style:family="paragraph" style:parent-style-name="Text_20_body">
      <style:text-properties officeooo:paragraph-rsid="000f3795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officeooo:paragraph-rsid="001315c7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>
      <style:text-properties officeooo:rsid="00102de2" officeooo:paragraph-rsid="00102de2"/>
    </style:style>
    <style:style style:name="P14" style:family="paragraph" style:parent-style-name="Text_20_body">
      <style:text-properties officeooo:rsid="00194f4b" officeooo:paragraph-rsid="00194f4b"/>
    </style:style>
    <style:style style:name="T1" style:family="text">
      <style:text-properties officeooo:rsid="00102d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07b1" style:font-style-asian="normal" style:font-style-complex="normal"/>
    </style:style>
    <style:style style:name="T5" style:family="text">
      <style:text-properties officeooo:rsid="001315c7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315c7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officeooo:rsid="001645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tividade 4 - Implementação e Manipulação de Dados com SQL</text:h>
      <text:h text:style-name="Heading_20_2" text:outline-level="2">Como Executar</text:h>
      <text:h text:style-name="Heading_20_3" text:outline-level="3">Pré-requisitos</text:h>
      <text:list text:style-name="L1">
        <text:list-item>
          <text:p text:style-name="P4">PostgreSQL instalado</text:p>
        </text:list-item>
        <text:list-item>
          <text:p text:style-name="P4">PGAdmin ou outra ferramenta SQL</text:p>
        </text:list-item>
        <text:list-item>
          <text:p text:style-name="P4">Banco de dados criado</text:p>
        </text:list-item>
      </text:list>
      <text:h text:style-name="Heading_20_3" text:outline-level="3">Passos para Execução</text:h>
      <text:list text:style-name="L2">
        <text:list-item>
          <text:p text:style-name="P5"><text:span text:style-name="Strong_20_Emphasis">Crie as tabelas:</text:span></text:p>
        </text:list-item>
      </text:list>
      <text:p text:style-name="Text_20_body">CREATE TABLE cliente (</text:p>
      <text:p text:style-name="P3"><text:s text:c="4"/>cpf BIGINT PRIMARY KEY,</text:p>
      <text:p text:style-name="Text_20_body"><text:s text:c="4"/>primeiro_nome VARCHAR(80) NOT NULL,</text:p>
      <text:p text:style-name="Text_20_body"><text:s text:c="4"/>data_nascimento DATE,</text:p>
      <text:p text:style-name="Text_20_body"><text:s text:c="4"/>sexo VARCHAR(1) NOT NULL,</text:p>
      <text:p text:style-name="Text_20_body"><text:s text:c="4"/>rua VARCHAR(40),</text:p>
      <text:p text:style-name="Text_20_body"><text:s text:c="4"/>estado VARCHAR(20),</text:p>
      <text:p text:style-name="Text_20_body"><text:s text:c="4"/>cidade VARCHAR(40),</text:p>
      <text:p text:style-name="Text_20_body"><text:s text:c="4"/>cep INTEGER,</text:p>
      <text:p text:style-name="Text_20_body"><text:s text:c="4"/>ultimo_nome VARCHAR(40)</text:p>
      <text:p text:style-name="Text_20_body">);</text:p>
      <text:p text:style-name="P2">e</text:p>
      <text:p text:style-name="P2">CREATE TABLE client_telefone_email (</text:p>
      <text:p text:style-name="P2"><text:s text:c="4"/>cliente_cpf BIGINT <text:span text:style-name="T1">REFERENCES cliente(cpf)</text:span>,</text:p>
      <text:p text:style-name="P2"><text:s text:c="4"/>telefoneum BIGINT NOT NULL,</text:p>
      <text:p text:style-name="P2"><text:s text:c="4"/>telefonedois BIGINT,</text:p>
      <text:p text:style-name="P2"><text:s text:c="4"/>emailum VARCHAR(50) NOT NULL,</text:p>
      <text:p text:style-name="P2"><text:s text:c="4"/>emaildois VARCHAR(50)</text:p>
      <text:p text:style-name="P2">);</text:p>
      <text:p text:style-name="P13">Obs.: O ideal seria as tabelas conterem id_cliente ao invés do CPF e é desaconselhável guardar informações como número (telefone, por exemplo, deve ser adicionado como <text:span text:style-name="T2">string</text:span><text:span text:style-name="T3">). No entanto, </text:span><text:soft-page-break/><text:span text:style-name="T3">como o objetivo é de aprendizado, eu utilizei números inteiros para que eu possa ter contato com mais tipos de dados.</text:span></text:p>
      <text:p text:style-name="P14"><text:span text:style-name="T3">Obs2.: Algumas queries que eu irei utilizar abaixo são um pouco mais avançadas, porque eu já havia estudado a linguagem SQL antes até a parte de subquer</text:span><text:span text:style-name="T4">y.</text:span></text:p>
      <text:p text:style-name="P1"/>
      <text:list text:style-name="L3">
        <text:list-item>
          <text:p text:style-name="P6"><text:span text:style-name="Strong_20_Emphasis">Execute os scripts na ordem</text:span>:</text:p>
          <text:list>
            <text:list-item>
              <text:p text:style-name="P6"><text:span text:style-name="Source_20_Text">insert_dados.sql</text:span> - Popula as tabelas</text:p>
            </text:list-item>
            <text:list-item>
              <text:p text:style-name="P6"><text:span text:style-name="Source_20_Text">consultas_select.sql</text:span> - Consultas de seleção</text:p>
            </text:list-item>
            <text:list-item>
              <text:p text:style-name="P6"><text:span text:style-name="Source_20_Text">updates_deletes.sql</text:span> - Comandos de atualização e exclusão</text:p>
            </text:list-item>
          </text:list>
        </text:list-item>
        <text:list-item>
          <text:p text:style-name="P6"><text:span text:style-name="Strong_20_Emphasis">Verifique os resultados</text:span> com “SELECT <text:span text:style-name="T9">* FROM nome_tabela” </text:span>após cada execução</text:p>
        </text:list-item>
      </text:list>
      <text:h text:style-name="Heading_20_2" text:outline-level="2"><text:s/>Estrutura dos Scripts</text:h>
      <text:h text:style-name="Heading_20_3" text:outline-level="3">🔹 INSERTs</text:h>
      <text:list text:style-name="L4">
        <text:list-item>
          <text:p text:style-name="P7">10 clientes na tabela <text:span text:style-name="Source_20_Text">cliente</text:span><text:span text:style-name="Source_20_Text"><text:span text:style-name="T8">;</text:span></text:span></text:p>
        </text:list-item>
        <text:list-item>
          <text:p text:style-name="P8">Telefones e e-mails <text:span text:style-name="T5">(multivalorados) </text:span>na tabela<text:span text:style-name="T5"> “</text:span><text:span text:style-name="Source_20_Text">client_telefone_email</text:span><text:span text:style-name="Source_20_Text"><text:span text:style-name="T6">”, </text:span></text:span><text:span text:style-name="Source_20_Text"><text:span text:style-name="T7">que referencia a tabela </text:span></text:span><text:span text:style-name="Source_20_Text"><text:span text:style-name="T5">cliente</text:span></text:span><text:span text:style-name="Source_20_Text"><text:span text:style-name="T7">, utilizando o CPF da tabela cliente como chave-estrangeira.</text:span></text:span></text:p>
        </text:list-item>
      </text:list>
      <text:h text:style-name="Heading_20_3" text:outline-level="3">🔹 SELECTs</text:h>
      <text:list text:style-name="L5">
        <text:list-item>
          <text:p text:style-name="P9">Consultas com WHERE, ORDER BY, LIMIT e JOIN.</text:p>
        </text:list-item>
      </text:list>
      <text:h text:style-name="Heading_20_3" text:outline-level="3">🔹 UPDATEs</text:h>
      <text:list text:style-name="L6">
        <text:list-item>
          <text:p text:style-name="P10">3 comandos de atualização com condições.</text:p>
        </text:list-item>
      </text:list>
      <text:h text:style-name="Heading_20_3" text:outline-level="3">🔹 DELETEs</text:h>
      <text:list text:style-name="L7">
        <text:list-item>
          <text:p text:style-name="P11">3 comandos de exclusão com condições.</text:p>
        </text:list-item>
      </text:list>
      <text:h text:style-name="Heading_20_2" text:outline-level="2">Observações</text:h>
      <text:list text:style-name="L8">
        <text:list-item>
          <text:p text:style-name="P12">Verifique constraints de chaves estrangeiras</text:p>
        </text:list-item>
      </text:list>
      <text:p text:style-name="Horizontal_20_Line"/>
      <text:p text:style-name="Text_20_body"><text:span text:style-name="Strong_20_Emphasis">Repositório GitHub:</text:span> [link do seu repositório]<text:line-break/><text:span text:style-name="Strong_20_Emphasis">Aluno:</text:span> <text:span text:style-name="T5">Gabriel Augusto Lyra Porto</text:span><text:line-break/><text:span text:style-name="Strong_20_Emphasis">Disciplina:</text:span> Banco de Dados – <text:span text:style-name="T5">turma 004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30:25.115976301</meta:creation-date>
    <dc:date>2025-11-28T18:02:49.440532667</dc:date>
    <meta:editing-duration>PT50M1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47" meta:word-count="285" meta:character-count="1906" meta:non-whitespace-character-count="1625"/>
  </office:meta>
</office:document-meta>
</file>